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B000000E0E25D87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1000">
      <style:paragraph-properties fo:text-align="center" style:justify-single-word="false"/>
      <style:text-properties style:font-name="Cantarell" fo:font-size="14pt" style:text-underline-style="solid" style:text-underline-width="auto" style:text-underline-color="font-color" officeooo:rsid="0008e5fa" officeooo:paragraph-rsid="0008e5fa" style:font-size-asian="14pt" style:font-name-complex="Calibri" style:font-size-complex="14pt"/>
    </style:style>
    <style:style style:name="P2" style:family="paragraph" style:parent-style-name="T1000">
      <style:paragraph-properties fo:text-align="center" style:justify-single-word="false"/>
      <style:text-properties style:use-window-font-color="true" loext:opacity="0%" style:font-name="Cantarell" fo:font-size="14pt" style:text-underline-style="solid" style:text-underline-width="auto" style:text-underline-color="font-color" officeooo:rsid="0008e5fa" officeooo:paragraph-rsid="0008e5fa" style:font-size-asian="14pt" style:font-name-complex="Calibri" style:font-size-complex="14pt"/>
    </style:style>
    <style:style style:name="P3" style:family="paragraph" style:parent-style-name="T1000">
      <style:paragraph-properties fo:text-align="center" style:justify-single-word="false"/>
      <style:text-properties style:use-window-font-color="true" loext:opacity="0%" style:font-name="Cantarell" fo:font-size="20pt" fo:font-style="normal" style:text-underline-style="none" officeooo:rsid="001d02a7" officeooo:paragraph-rsid="001d02a7" style:font-size-asian="20pt" style:font-style-asian="normal" style:font-name-complex="Calibri" style:font-size-complex="20pt" style:font-style-complex="normal"/>
    </style:style>
    <style:style style:name="P4" style:family="paragraph" style:parent-style-name="T1000">
      <style:paragraph-properties fo:text-align="center" style:justify-single-word="false"/>
      <style:text-properties style:use-window-font-color="true" loext:opacity="0%" style:font-name="Cantarell" fo:font-size="16pt" fo:font-style="normal" style:text-underline-style="none" officeooo:rsid="0008e5fa" officeooo:paragraph-rsid="0008e5fa" style:font-size-asian="14pt" style:font-style-asian="normal" style:font-name-complex="Calibri" style:font-size-complex="16pt" style:font-style-complex="normal"/>
    </style:style>
    <style:style style:name="P5" style:family="paragraph" style:parent-style-name="T1000">
      <style:paragraph-properties fo:text-align="start" style:justify-single-word="false"/>
      <style:text-properties style:use-window-font-color="true" loext:opacity="0%" style:font-name="Cantarell" fo:font-size="16pt" fo:font-style="normal" style:text-underline-style="none" officeooo:rsid="0008e5fa" officeooo:paragraph-rsid="0008e5fa" style:font-size-asian="14pt" style:font-style-asian="normal" style:font-name-complex="Calibri" style:font-size-complex="16pt" style:font-style-complex="normal"/>
    </style:style>
    <style:style style:name="P6" style:family="paragraph" style:parent-style-name="T1000">
      <style:paragraph-properties fo:text-align="start" style:justify-single-word="false"/>
      <style:text-properties style:use-window-font-color="true" loext:opacity="0%" style:font-name="Cantarell" officeooo:rsid="0008e5fa" officeooo:paragraph-rsid="000eedb2"/>
    </style:style>
    <style:style style:name="P7" style:family="paragraph" style:parent-style-name="T1000">
      <style:paragraph-properties fo:text-align="start" style:justify-single-word="false"/>
      <style:text-properties style:use-window-font-color="true" loext:opacity="0%" style:font-name="Cantarell" officeooo:paragraph-rsid="0008e5fa"/>
    </style:style>
    <style:style style:name="P8" style:family="paragraph" style:parent-style-name="T1000">
      <style:paragraph-properties fo:text-align="start" style:justify-single-word="false"/>
      <style:text-properties style:use-window-font-color="true" loext:opacity="0%" style:font-name="Cantarell" officeooo:paragraph-rsid="0008e5fa" style:font-name-complex="Calibri"/>
    </style:style>
    <style:style style:name="P9" style:family="paragraph" style:parent-style-name="T1000">
      <style:paragraph-properties fo:text-align="start" style:justify-single-word="false"/>
      <style:text-properties style:use-window-font-color="true" loext:opacity="0%" style:font-name="Cantarell" officeooo:rsid="000a4c3b" officeooo:paragraph-rsid="000a4c3b" style:font-name-complex="Calibri"/>
    </style:style>
    <style:style style:name="P10" style:family="paragraph" style:parent-style-name="T1000">
      <style:paragraph-properties fo:text-align="start" style:justify-single-word="false"/>
      <style:text-properties style:use-window-font-color="true" loext:opacity="0%" style:font-name="Cantarell" officeooo:rsid="0008e5fa" officeooo:paragraph-rsid="0008e5fa" style:font-name-complex="Calibri"/>
    </style:style>
    <style:style style:name="P11" style:family="paragraph" style:parent-style-name="T1000">
      <style:paragraph-properties fo:text-align="start" style:justify-single-word="false"/>
      <style:text-properties style:font-name="Cantarell" officeooo:rsid="0008e5fa" officeooo:paragraph-rsid="000a4c3b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>
        <style:tab-stops>
          <style:tab-stop style:position="16.992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4pt" style:text-underline-style="none" officeooo:rsid="0008e5fa" officeooo:paragraph-rsid="0008e5fa" style:font-size-asian="12.25pt" style:font-size-complex="14pt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>
      <style:text-properties fo:color="#ffbf00" loext:opacity="100%" officeooo:rsid="0011e69a"/>
    </style:style>
    <style:style style:name="P17" style:family="paragraph" style:parent-style-name="Text_20_body">
      <style:text-properties style:font-name="Cantarell" fo:font-size="14pt" style:text-underline-style="none" officeooo:rsid="0008e5fa" officeooo:paragraph-rsid="0011e69a" style:font-size-asian="12.25pt" style:font-size-complex="14pt"/>
    </style:style>
    <style:style style:name="T1" style:family="text">
      <style:text-properties fo:font-size="14pt" style:font-size-asian="14pt" style:font-name-complex="Calibri"/>
    </style:style>
    <style:style style:name="T2" style:family="text">
      <style:text-properties fo:color="#ff0000" loext:opacity="100%" style:font-name-complex="Calibri"/>
    </style:style>
    <style:style style:name="T3" style:family="text">
      <style:text-properties officeooo:rsid="000a4c3b"/>
    </style:style>
    <style:style style:name="T4" style:family="text">
      <style:text-properties officeooo:rsid="000eedb2"/>
    </style:style>
    <style:style style:name="T5" style:family="text">
      <style:text-properties style:font-name-complex="Calibri"/>
    </style:style>
    <style:style style:name="T6" style:family="text">
      <style:text-properties officeooo:rsid="001287ef" style:font-name-complex="Calibri"/>
    </style:style>
    <style:style style:name="T7" style:family="text">
      <style:text-properties fo:color="#ff0000" loext:opacity="100%" officeooo:rsid="001287ef" style:font-name-complex="Calibri"/>
    </style:style>
    <style:style style:name="T8" style:family="text">
      <style:text-properties officeooo:rsid="0008e5fa"/>
    </style:style>
    <style:style style:name="T9" style:family="text">
      <style:text-properties style:use-window-font-color="true" loext:opacity="0%" officeooo:rsid="000eedb2" style:font-name-complex="Calibri"/>
    </style:style>
    <style:style style:name="T10" style:family="text">
      <style:text-properties style:use-window-font-color="true" loext:opacity="0%" style:font-name-complex="Calibri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.004cm, -0.002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>Pflichtenheft</text:p>
      <text:p text:style-name="P4" loext:marker-style-name="T1"/>
      <text:p text:style-name="P4" loext:marker-style-name="T1"/>
      <text:p text:style-name="P4" loext:marker-style-name="T1"/>
      <text:p text:style-name="P4" loext:marker-style-name="T1">Erfassung der Arbeitszeit in der BBQ GmbH</text:p>
      <text:p text:style-name="P4" loext:marker-style-name="T1"/>
      <text:p text:style-name="P4" loext:marker-style-name="T1"/>
      <text:p text:style-name="P4" loext:marker-style-name="T1">Digitale Zeiterfassung unter Berücksichtigung des Arbeitszeitgesetzes</text:p>
      <text:p text:style-name="P4" loext:marker-style-name="T1"/>
      <text:p text:style-name="P4" loext:marker-style-name="T1"/>
      <text:p text:style-name="P4" loext:marker-style-name="T1"/>
      <text:p text:style-name="P5" loext:marker-style-name="T1"/>
      <text:p text:style-name="P5" loext:marker-style-name="T1"/>
      <text:p text:style-name="P6" loext:marker-style-name="T2"><text:span text:style-name="T3">Betreuer</text:span><text:span text:style-name="T4">in</text:span><text:span text:style-name="T3"><text:tab/><text:tab/><text:tab/><text:tab/><text:tab/>Anna Schmelzle</text:span></text:p>
      <text:p text:style-name="P7" loext:marker-style-name="T2"><text:span text:style-name="T5">Bearbeitungszeitraum <text:tab/><text:tab/><text:tab/></text:span><text:span text:style-name="T6">2 Semester </text:span><text:span text:style-name="T7">xx</text:span><text:span text:style-name="T6">.</text:span><text:span text:style-name="T7">xx</text:span><text:span text:style-name="T6"> – </text:span><text:span text:style-name="T7">xx</text:span><text:span text:style-name="T6">.</text:span><text:span text:style-name="T7">xx</text:span></text:p>
      <text:p text:style-name="P8" loext:marker-style-name="T2">Kurs<text:tab/><text:tab/><text:tab/><text:tab/><text:tab/><text:tab/>TINF-24F, <text:span text:style-name="T8">Projektmanagement</text:span></text:p>
      <text:p text:style-name="P9" loext:marker-style-name="T2">Studienrichtung<text:tab/><text:tab/><text:tab/><text:tab/>Informatik - Cybersecurity</text:p>
      <text:p text:style-name="P10" loext:marker-style-name="T2">Projektteam<text:tab/><text:tab/><text:tab/><text:tab/><text:tab/>Eifrige Otter</text:p>
      <text:p text:style-name="P11" loext:marker-style-name="T2"><text:span text:style-name="T9">Teammitglieder</text:span><text:span text:style-name="T10"><text:tab/><text:tab/><text:tab/><text:tab/>Fabian Steiß, Luca Schmoll, Magnus Lörcher, <text:tab/><text:tab/><text:tab/><text:tab/><text:tab/><text:tab/><text:tab/>Manuel Lutz <text:s/><text:tab/><text:tab/><text:tab/><text:tab/><text:tab/><text:tab/><text:tab/></text:span></text:p>
      <text:table-of-content text:style-name="Sect1" text:name="Table of Contents1">
        <text:table-of-content-source text:outline-level="10">
          <text:index-title-template text:style-name="Text_20_body">Inhaltsverzeichni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Inhaltsverzeichnis</text:p>
          </text:index-title>
          <text:p text:style-name="P13"><text:a xlink:type="simple" xlink:href="#__RefHeading___Toc971_4172167685" text:style-name="Index_20_Link" text:visited-style-name="Index_20_Link">Einleitung<text:tab/>3</text:a></text:p>
        </text:index-body>
      </text:table-of-content>
      <text:p text:style-name="P14"/>
      <text:h text:style-name="P15" text:outline-level="2"><text:bookmark-start text:name="__RefHeading___Toc971_4172167685"/>Einleitung<text:bookmark-end text:name="__RefHeading___Toc971_4172167685"/></text:h>
      <text:p text:style-name="P16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ntarell2" fo:font-family="Cantarell" style:font-style-name="Regular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1000" style:family="paragraph" style:parent-style-name="Standard">
      <style:paragraph-properties fo:line-height="150%" fo:text-align="justify" style:justify-single-word="false"/>
      <style:text-properties fo:color="#000000" loext:opacity="100%" fo:font-size="12pt" style:font-size-asian="12pt" style:font-name-complex="Arial" style:font-family-complex="Arial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auto-update="true" style:class="index" style:master-page-name="">
      <style:paragraph-properties fo:margin-left="0cm" fo:text-indent="0cm" style:auto-text-indent="false" style:page-number="auto" text:number-lines="false" text:line-number="0"/>
      <style:text-properties style:font-name="Cantarell1" fo:font-family="Cantarell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.004cm, -0.002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.004cm" fo:margin-bottom="1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afik 2 Copy 1" text:anchor-type="char" svg:x="-1.628cm" svg:y="-1.773cm" svg:width="4.547cm" svg:height="1.907cm" draw:z-index="2"><draw:image xlink:href="Pictures/100000000000021B000000E0E25D8767.png" xlink:type="simple" xlink:show="embed" xlink:actuate="onLoad" draw:mime-type="image/png"/></draw:frame></text:p>
      </style:header>
      <style:footer>
        <text:p text:style-name="MP1"><text:page-number text:select-page="current">3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8T11:08:21.226896060</meta:creation-date>
    <meta:print-date>2025-05-18T11:59:34.113480517</meta:print-date>
    <meta:printed-by>PDF files</meta:printed-by>
    <dc:date>2025-05-18T21:20:12.481249811</dc:date>
    <meta:editing-duration>PT1H34M26S</meta:editing-duration>
    <meta:editing-cycles>22</meta:editing-cycles>
    <meta:generator>LibreOffice/25.2.3.2$Linux_X86_64 LibreOffice_project/520$Build-2</meta:generator>
    <meta:document-statistic meta:table-count="0" meta:image-count="1" meta:object-count="0" meta:page-count="3" meta:paragraph-count="13" meta:word-count="46" meta:character-count="442" meta:non-whitespace-character-count="370"/>
  </office:meta>
</office:document-meta>
</file>